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2T14:35:39.221688949</dc:date>
    <meta:editing-duration>PT10H27M42S</meta:editing-duration>
    <meta:editing-cycles>12</meta:editing-cycles>
    <meta:generator>LibreOffice/7.3.7.2$Linux_X86_64 LibreOffice_project/30$Build-2</meta:generator>
    <meta:document-statistic meta:table-count="2" meta:cell-count="141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1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5cm" svg:y="0.3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